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text:soft-page-break/>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e Competenti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DANKBETUIG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e zijn alle EC-collega's die dit project hebben ondersteund, beoordeeld en begeleid, zeer dankbaar,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Met dank aan onze samenwerkingspartners bij ALL DIGITAL, de Digital Education Hub en het Digital 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 de Castilla-La Mancha, Universitá di Bologna, Universitat Oberta de Catalunya, Universiteit van Aveiro, Universiteit van Genua, Universiteit van Milano-Bicocca, Victoria Mejias en Vilnius Coding School.</text:p>
      <text:h text:style-name="P18" text:outline-level="2">MANAGEMENTSAMENVATTING</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In 2024-2025 gebruikte ruim negen op de tien (92%) werknemers in de EU digitale technologieën in hun werk, en 30% van de EU-werknemers gebruikte in datzelfde jaar AI-systemen. In 2024 gaf 42% van de EU-werknemers aan een tekort aan AI-vaardigheden te hebben, terwijl slechts 15% een AI-vaardigheidstraining had gevolgd.</text:p>
      <text:p text:style-name="Standard"/>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text:p text:style-name="P19">Net als de vorige edities kent DigComp 3.0 vijf competentiegebieden: (i) informatie zoeken, evalueren en beheren; (ii) communicatie en samenwerking; (iii) contentcreatie; (iv) veiligheid, welzijn en verantwoord gebruik, inclusief de milieu-impact van digitale technologieën; en (v) probleemidentificatie en -oplossing. Deze zijn verder onderverdeeld in 21 competenties. Vier vaardigheidsniveaus (basis, gemiddeld, gevorderd en zeer gevorderd) beschrijven de voortgang. Deze versie van het raamwerk bevat nieuwe en herziene competentieomschrijvingen en meer dan 500 nieuwe leerresultaten. Leerresultaten zijn omschrijvingen voor elke competentie die beschrijven wat een individu na een leerproces moet weten, begrijpen of kunnen.</text:p>
      <text:p text:style-name="Standard"><text:span text:style-name="T1"/>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rd"/>
      <text:p text:style-name="Standard" loext:marker-style-name="T4">Naast dit raamwerk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p text:style-name="P19" loext:marker-style-name="T4"><text:bookmark-start text:name="QUICK_GUIDE_TO_DIGCOMP_3.0"/><text:bookmark-start text:name="1._INTRODUCTION"/><text:bookmark-start text:name="_bookmark6"/><text:bookmark-start text:name="_bookmark5"/></text:p>
      <text:h text:style-name="P20" text:outline-level="1">INLEIDING</text:h>
      <text:h text:style-name="P9" text:outline-level="2">Het belang van digitale competentie</text:h>
      <text:p text:style-name="Standard">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p text:style-name="P22">Figuur 1. Digitale competentie – een selectie van feiten en cijfer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Kinderen en jongeren</text:p>
          </table:table-cell>
          <table:table-cell table:style-name="Tabel2.A1" office:value-type="string">
            <text:p text:style-name="P24">Volwassenen in het algemeen</text:p>
          </table:table-cell>
          <table:table-cell table:style-name="Tabel2.A1" office:value-type="string">
            <text:p text:style-name="P24">Werkenden</text:p>
          </table:table-cell>
        </table:table-row>
        <table:table-row table:style-name="Tabel2.2">
          <table:table-cell table:style-name="Tabel2.A1" office:value-type="string">
            <text:p text:style-name="P24">43% van de leerlingen in het secundair onderwijs in de EU bereikte in 2023 geen basisniveau van digitale vaardigheden. (Bron)</text:p>
            <text:p text:style-name="P24">96% van de 15-jarigen in de EU gebruikte in 2022 dagelijks sociale media. (Bron)</text:p>
            <text:p text:style-name="P24">9-12% van de leerlingen van 11-15 jaar rapporteerde problematisch gebruik van sociale media in 2022. (Bron)</text:p>
            <text:p text:style-name="P24">14%-16% van de leerlingen van 11-15 jaar gaf aan in 2022 ten minste twee keer in een periode van twee maanden slachtoffer te zijn geweest van cyberpesten. (Bron)</text:p>
          </table:table-cell>
          <table:table-cell table:style-name="Tabel2.A1" office:value-type="string">
            <text:p text:style-name="P24">56% van de volwassenen in de EU beschikte in 2023 over ten minste digitale basisvaardigheden. (Bron)</text:p>
            <text:p text:style-name="P24">70% van de volwassenen die internet gebruiken, had in 2024 digitale interactie met overheidsdiensten. (Bron)</text:p>
            <text:p text:style-name="P24">58% van de volwassenen gebruikte in 2022 internet om informatie over gezondheid te zoeken. (Bron)</text:p>
            <text:p text:style-name="P24">49% van de volwassenen meldde in 2023 onjuiste of twijfelachtige inhoud te hebben gezien op sociale media of nieuwswebsites. (Bron)</text:p>
          </table:table-cell>
          <table:table-cell table:style-name="Tabel2.A1" office:value-type="string">
            <text:p text:style-name="P24">92% van de werknemers in de EU gebruikte in 2024-2025 digitale apparaten, tools of apparatuur om hun werk te doen. (Bron)</text:p>
            <text:p text:style-name="P24">35% van de werknemers in de EU moest in 2020-2021 nieuwe digitale technologie leren om hun werk te kunnen doen (Bron).</text:p>
            <text:p text:style-name="P24">30% van de werknemers in de EU gebruikte AI-systemen op het werk in 2024-2025. (Bron)</text:p>
            <text:p text:style-name="P24">42% van de werknemers in 11 Europese landen rapporteerde in 2024 een kloof in AI-vaardigheden. (Bron)</text:p>
          </table:table-cell>
        </table:table-row>
      </table:table>
      <text:p text:style-name="P2" loext:marker-style-name="T38"/>
      <text:p text:style-name="Standard" loext:marker-style-name="T39"><text:span text:style-name="T39">Figuur 1 illustreert enkele implicaties van digitale technologieën voor digitale competentie bij kinderen en jongeren, volwassenen in het algemeen en werknemers, aan de hand van een selectie van statistisch bewijs uit recente enquêtes.</text:span></text:p>
      <text:p text:style-name="P25" loext:marker-style-name="T40"><text:bookmark text:name="1.2_European_initiatives_to_support_digi"/></text:p>
      <text:h text:style-name="P26" text:outline-level="2">Europese initiatieven ter ondersteuning van digitale competentie</text:h>
      <text:p text:style-name="Standard">In beleid en initiatieven worden 'digitale vaardigheden' en 'digitale competentie' vaak door elkaar gebruikt. In DigComp 3.0 wordt de term 'digitale competentie' gebruikt om kennis, vaardigheden en houdingen te omvatten.</text:p>
      <text:p text:style-name="Standard">In reactie op de digitale transformatie en de gevolgen daarvan voor de digitale economie en samenleving, onderneemt de EU een reeks acties en initiatieven. Kader 1 schetst enkele van de belangrijkste.</text:p>
      <text:p text:style-name="P2" loext:marker-style-name="T38"><text:bookmark text:name="Box_1._Some_key_European_policy_initiati"/><text:bookmark text:name="_bookmark8"/></text:p>
      <text:p text:style-name="P2">Kader 1. Enkele belangrijke Europese beleidsinitiatieven met betrekking tot digitale competentie.</text:p>
      <text:p text:style-name="Standard">Het beleidsprogramma voor het digitale decennium stelt doelstellingen vast voor de digitale transformatie van Europa tegen 2030. In 2023 beschikte slechts 56% van de volwassenen in Europa over ten minste digitale basisvaardigheden (Europese Commissie, 2025a). De Europese pijler van sociale rechten bevat beginselen met betrekking tot onderwijs, opleiding en een leven lang leren. Deze gaat vergezeld van een actieplan voor de Europese pijler van sociale rechten (2021), dat als doel stelt dat 60% van de volwassenen tegen 2030 jaarlijks deelneemt aan onderwijs en opleiding. In 2022 lag dit cijfer op 47%.</text:p>
      <text:p text:style-name="Standard">De Unie van Vaardigheden (Europese Commissie, 2025b) is een overkoepelende strategie die erop gericht is ervoor te zorgen dat iedereen in Europa in staat wordt gesteld een solide basis van vaardigheden op te bouwen en deel te nemen aan een leven lang bij- en omscholing. Het omvat een actieplan voor basisvaardigheden (Europese Commissie, 2025c) om dalende niveaus van basisvaardigheden aan te pakken (DigComp 3.0 is een van de acties), een strategisch plan voor bèta/technisch onderwijs (STEM) (Europese Commissie, 2025d) en een routekaart voor 2030 over de toekomst van digitaal onderwijs en digitale vaardigheden, gebaseerd op een evaluatie van het Europees actieplan voor digitaal onderwijs (DEAP) (Europese Commissie, 2020, waaronder DigComp 2.2, de vierde editie van DigComp, werd voltooid).</text:p>
      <text:p text:style-name="Standard">De Gids voor EU-burgerschap (Europese Commissie, 2023c) bevat informatie over rechten en kansen die verbonden zijn aan het EU-burgerschap, waarvan er veel ten minste een basisniveau van digitale competentie vereisen om toegang toe te krijgen. De inzet van de Europese Commissie voor veiligere digitale omgevingen voor alle burgers, in het bijzonder minderjarigen en jongeren, blijkt uit de Europese strategie voor een beter internet voor kinderen (BIK+) (2022), die erop gericht is ervoor te zorgen dat kinderen online worden beschermd, gerespecteerd en gesterkt. Andere initiatieven zijn onder meer een EU-breed onderzoek naar de bredere impact van sociale media op het welzijn en een Europees actieplan tegen cyberpesten.</text:p>
      <text:p text:style-name="Standard">De Europese Commissie heeft ook het AI-actieplan voor het continent (2025) en de 'Apply AI'-strategie (2025) gepubliceerd die, naast andere initiatieven, tot doel hebben AI-geletterdheid te bevorderen onder alle werknemers in alle sectoren en de volgende generatie AI-experts op te leiden (inclusief multidisciplinaire profielen), en Europees en internationaal AI-talent aan te trekken om in Europa te werken. De 'Apply AI'-strategie moedigt de adoptie van competentiebenaderingen aan die voortkomen uit kaders zoals DigComp. De Commissie werkt ook samen met de OESO aan een raamwerk voor AI-geletterdheid voor het basis- en secundair onderwijs, waarvan het eerste ontwerp in mei 2025 werd gepubliceerd. Het raamwerk voor AI-geletterdheid zal in 2026 worden afgerond.</text:p>
      <text:p text:style-name="Standard">De afgelopen jaren zijn verschillende Europese digitale wetten en verordeningen gepubliceerd. Deze helpen de rechten van individuen te beschermen en leggen hun verantwoordelijkheden vast, evenals de verplichtingen van aanbieders van digitale producten, platforms en diensten. De Algemene verordening gegevensbescherming (AVG) (2018) bevat beginselen, voorwaarden en verplichtingen voor de verwerking van persoonsgegevens en voor het vrije verkeer van die gegevens. De Europese toegankelijkheidswet (2025) heeft tot doel de werking van de interne markt voor toegankelijke producten en diensten te verbeteren, waaronder computers en besturingssystemen, smartphones, bankdiensten en e-commerce.</text:p>
      <text:p text:style-name="Standard">De verordening cyberweerbaarheid (2024) beschermt individuele consumenten en bedrijven die software- of hardwareproducten kopen. Het voert verplichte cybersecurity-eisen in voor de aanbieders van deze producten. De digitalemarktenverordening (DMA) (2022) geeft consumenten nieuwe <text:span text:style-name="T1"/>keuzemogelijkheden bij digitale diensten, eigendom en overdraagbaarheid van gegevens, gestroomlijnde toegang tot diensten en het recht op onbevooroordeelde zoekresultaten. De digitaledienstenverordening (DSA) (2022) helpt illegale en schadelijke online activiteiten te voorkomen, waaronder de verspreiding van desinformatie. Het reguleert online tussenpersonen en platforms zoals marktplaatsen, sociale netwerken, platforms voor het delen van inhoud, app-stores en online reis- en accommodatieplatforms. Het waarborgt de veiligheid van gebruikers, inclusief kinderen, beschermt grondrechten en creëert een eerlijke en open online platformomgeving. Richtsnoeren voor de bescherming van minderjarigen onder de digitaledienstenverordening zijn ook gepubliceerd door de Europese Commissie.</text:p>
      <text:p text:style-name="Standard">De AI-verordening (2024) pakt de risico's aan voor de gezondheid, veiligheid en grondrechten van individuen in relatie tot AI-systemen. Het biedt ontwikkelaars en gebruikers duidelijke vereist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personen die namens hen met de systemen werken. Om de implementatie van artikel 4 te ondersteunen, heeft de Commissie een Q&amp;A en een verzameling praktijkvoorbeelden van AI-geletterdheid van bedrijven en organisaties uit de publieke sector gepubliceerd.</text:p>
      <text:p text:style-name="Standard">De Europese verordening inzake digitale identiteit (2024) verplicht de lidstaten om binnen 24 maanden na de aanname van de uitvoeringshandelingen portemonnees voor digitale identiteit (eID-wallets) aan burgers te verstrekken. De Europese verordening mediavrijheid (2024) richt de Europese Raad voor mediadiensten op om de effectieve en consistente toepassing van de (herziene) richtlijn audiovisuele mediadiensten (2018) te bevorderen.</text:p>
      <text:p text:style-name="P4" loext:marker-style-name="T2"/>
      <text:h text:style-name="P9" text:outline-level="2">Adoptie en gebruik van DigComp</text:h>
      <text:p text:style-name="P27">Een belangrijk kenmerk van DigComp is de mate waarin experts en belanghebbenden uit Europa en daarbuiten bijdragen aan de ontwikkeling ervan. Dit helpt de kwaliteit en relevantie te waarborgen en ondersteunt de adoptie ervan. DigComp wordt veelvuldig gebruikt in Europa en daarbuiten in contexten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rd">Naast het bieden van een gemeenschappelijk begrip van digitale competentie, wordt DigComp gebruikt om Europees, nationaal en regionaal beleid te sturen; beoordelingen te ontwikkelen; de transparantie of vergelijkbaarheid van onderwijs- en opleidingscursussen te verbeteren; leerprestaties te erkennen of te valideren (bijvoorbeeld door certificering van digitale vaardigheden); en profielen van digitale competentie in specifieke banen of rollen te definiëren, onder andere.</text:p>
      <text:p text:style-name="P25" loext:marker-style-name="T40"><text:bookmark text:name="1.4_Values_and_principles_guiding_DigCom"/></text:p>
      <text:h text:style-name="P26" text:outline-level="2">Waarden en principes die richting geven aan DigComp 3.0</text:h>
      <text:p text:style-name="Standard">De visie voor DigComp 3.0 is dat het een verenigend, coherent, helder, relevant en actueel beeld geeft van digitale competentie dat voortbouwt op eerdere versies, en dat kan worden gebruikt door een verscheidenheid aan belanghebbenden die het gemeenschappelijke doel delen om behoeften op het gebied van digitale competentie te begrijpen en te identificeren en de ontwikkeling ervan te ondersteunen.</text:p>
      <text:p text:style-name="P28"/>
      <text:p text:style-name="Standard">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9">Kerncompetenties zijn de kennis, vaardigheden en houdingen die iedereen nodig heeft voor persoonlijke ontplooiing en ontwikkeling, inzetbaarheid op de arbeidsmarkt, sociale inclusie en actief burgerschap.</text:p>
      <text:p text:style-name="Standard"/>
      <text:p text:style-name="Standard">DigComp 3.0 belichaamt de waarden van de Europese verklaring over digitale rechten en beginselen voor het digitale decennium (Europese Commissie, 2023a), die een mensgerichte visie op de digitale transformatie bevordert. Het is georganiseerd in zes thema's (zie figuur 2). De verklaring bouwt voort op het EU-Handvest van de grondrechten (Europese Commissie, 2012).</text:p>
      <text:p text:style-name="P4" loext:marker-style-name="T2"/>
      <text:p text:style-name="Standard">Figuur 2. De zes thema's van de Europese verklaring over digitale rechten en beginselen (2023).</text:p>
      <text:list text:style-name="WWNum3">
        <text:list-item>
          <text:p text:style-name="P30">Mensen centraal: Digitale technologieën moeten de rechten van mensen beschermen, de democratie ondersteunen en ervoor zorgen dat alle digitale actoren verantwoordelijk en veilig handelen. De EU promoot deze waarden over de hele wereld.</text:p>
        </text:list-item>
        <text:list-item>
          <text:p text:style-name="P30">Solidariteit en inclusie: Technologie moet mensen verenigen, niet verdelen. Iedereen moet toegang hebben tot internet, tot digitale vaardigheden, tot digitale overheidsdiensten en tot eerlijke arbeidsomstandigheden.</text:p>
        </text:list-item>
        <text:list-item>
          <text:p text:style-name="P30">Vrijheid van keuze: Mensen moeten kunnen profiteren van een eerlijke online omgeving, veilig zijn voor illegale en schadelijke inhoud, en in hun kracht worden gezet wanneer ze interageren met nieuwe en evoluerende technologieën zoals kunstmatige intelligentie.</text:p>
        </text:list-item>
        <text:list-item>
          <text:p text:style-name="P30">Participatie: Burgers moeten kunnen deelnemen aan het democratische proces op alle niveaus en controle hebben over hun eigen gegevens.</text:p>
        </text:list-item>
        <text:list-item>
          <text:p text:style-name="P30">Veiligheid en beveiliging: De digitale omgeving moet veilig en betrouwbaar zijn. Alle gebruikers, van kind tot op hoge leeftijd, moeten worden gesterkt en beschermd.</text:p>
        </text:list-item>
        <text:list-item>
          <text:p text:style-name="P30">Duurzaamheid: Digitale apparaten moeten duurzaamheid en de groene transitie ondersteunen. Mensen moeten weten wat de milieu-impact en het energieverbruik van hun apparaten zijn.</text:p>
        </text:list-item>
      </text:list>
      <text:p text:style-name="P31"><text:span text:style-name="T53">Bron:</text:span><text:span text:style-name="T54"> </text:span><text:span text:style-name="T53">Gebaseerd</text:span><text:span text:style-name="T55"> </text:span><text:span text:style-name="T53">op</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at is er nieuw in DigComp 3.0?</text:h>
      <text:p text:style-name="P32">Verschillende belangrijke thema's met betrekking tot de inhoud (d.w.z. waaruit digitale competentie bestaat) en toepassing (d.w.z. hoe het raamwerk wordt aangepast en gebruikt en de rol ervan in onderwijs, opleiding en werkgelegenheidssystemen) gaven richting aan de ontwikkeling van DigComp <text:span text:style-name="T4"/>3.0 (figuur 3). Deze werden geïdentificeerd op basis van beleids- en academische literatuur en overleg met experts en belanghebbenden en zijn holistisch ingebed in de inhoud en het ontwerp van het raamwerk.</text:p>
      <text:p text:style-name="P33"/>
      <text:p text:style-name="Standard"><text:bookmark text:name="Figure_3._Content_and_application_themes"/><text:soft-page-break/><text:span text:style-name="T59">Figuur</text:span><text:span text:style-name="T60"> </text:span><text:span text:style-name="T59">3. </text:span><text:span text:style-name="T2">Inhouds- en toepassings-</text:span><text:span text:style-name="T61"> </text:span><text:span text:style-name="T2">thema's die richting geven aan DigComp 3.0 </text:span><text:span text:style-name="T62">ontwikkeling.</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Inhoudsthema's</text:span><text:span text:style-name="T64"/></text:p>
          </table:table-cell>
        </table:table-row>
        <table:table-row table:style-name="Tabel3.2">
          <table:table-cell table:style-name="Tabel3.A1" office:value-type="string">
            <text:p text:style-name="P24">Kunstmatig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e rechten, keuze en verantwoordelijkheden</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Toepassingsthema'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Bron: Eigen bewerking door JRC.</text:p>
      <text:p text:style-name="P2" loext:marker-style-name="T38"/>
      <text:p text:style-name="Standard" loext:marker-style-name="T39"><text:span text:style-name="T39">Figuur 4 vat de doelstellingen en belangrijkste kenmerken van de DigComp 3.0-update samen, die in detail worden beschreven in sectie 2 en bijlage 1. De update van DigComp wordt gedreven door aanzienlijke technologische ontwikkelingen, trends en praktijken (zoals de snelle verspreiding van generatieve AI) die hebben plaatsgevonden sinds de publicatie van DigComp 2.2 in 2022. Deze hebben verreikende implicaties voor de digitale competenties van individuen en komen tot uiting in beleidsprioriteiten en zorgen van belanghebbenden (Abendroth-Dias et al., 2025; Farias-Gaythan et al., 2023; Lewandowsky et al., 2020; Onesi-Oizigagun et al., 2023). DigComp 3.0 reageert ook op verzoeken van bestaande gebruikers en belanghebbenden, die meer duidelijkheid wensten over praktische toepassingen van DigComp. Een belangrijke aanbeveling in een studie naar de haalbaarheid van een Europees certificaat voor digitale vaardigheden, waarbij 650 belanghebbenden uit alle EU-lidstaten betrokken waren, was om leerresultaten voor DigComp te ontwikkelen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4.</text:span><text:span text:style-name="T66"> </text:span><text:span text:style-name="T2">DigComp</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voor</text:span><text:span text:style-name="T61"> </text:span><text:span text:style-name="T62">implementatie.</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aan de bewoordingen van de vijf competentiegebieden en 21 competenties om de huidige technologische trends te weerspiegelen.</text:p>
              </text:list-item>
              <text:list-item>
                <text:p text:style-name="P42">Een nieuwe algemene beschrijving van beheersingsniveaus (Basis, Gevorderd, Geavanceerd en Zeer geavanceerd) die aan de vorige versie kunnen worden gekoppeld, en nieuwe en herziene competentiebeschrijv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Bron: eigen bewerking JRC</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 3.0 is niet-voorschrijvend en moet worden aangepast aan specifieke toepassingen en behoeften.</text:p>
        <text:p text:style-name="Standard"/>
        <text:p text:style-name="Standard">DigComp is ontworpen om initiatieven en acties te sturen en te inspireren die de ontwikkeling van digitale competentie van individuen ondersteunen, zowel in het algemeen (zoals in algemene beleidsvorming) als bij specifieke groepen (zoals jonge lerenden, volwassen lerenden, kwetsbare of gemarginaliseerde individuen, werknemers of werkzoekenden). Als zodanig moet het worden beschouwd als een startpunt, dat moet worden aangepast aan een specifiek doel.</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el 1 beschrijft de componenten van DigComp 3.0 en hun doeleinden: definitie van digitale competentie, competentiegebieden, competenties, niveaus van bekwaamheid en leerresultaten.</text:span><text:span text:style-name="T39"/></text:p>
        <text:p text:style-name="P33"/>
        <text:p text:style-name="P47"><text:bookmark text:name="Table_1._Components_of_the_DigComp_3.0_f"/><text:span text:style-name="T59">Tabel</text:span><text:span text:style-name="T65"> </text:span><text:span text:style-name="T59">1.</text:span><text:span text:style-name="T60"> </text:span><text:span text:style-name="T2">Componenten</text:span><text:span text:style-name="T61"> </text:span><text:span text:style-name="T2">van</text:span><text:span text:style-name="T61"> </text:span><text:span text:style-name="T2">de</text:span><text:span text:style-name="T61"> </text:span><text:span text:style-name="T2">DigComp</text:span><text:span text:style-name="T61"> </text:span><text:span text:style-name="T2">3.0</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s</text:p>
            </table:table-cell>
            <table:table-cell table:style-name="Tabel5.A1" office:value-type="string">
              <text:p text:style-name="P24">Stelt een continuüm van beheersing vast op basis van cognitieve belasting, taakcomplexiteit en mate van autonomie. Algemene beheersingsniveaus (zie sectie 2.4) beschrijven digitale competentie op de niveaus Basis, Gemiddeld, Gevorderd en Zeer gevorderd. Competentieverklaringen (zie sectie 3) bieden een gedetailleerder beeld van de beheersings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erresultaten (zie sectie 2.5 en bijlage 2) bieden het meest gedetailleerde ('granulaire') beeld van het raamwerk en bestaan uit verklaringen over wat een individu geacht wordt te weten of te kunnen na voltooiing van het leerproces (van welke aard dan ook). Elk van de leerresultaten is geclassificeerd naar competentie, bekwaamheidsniveau en kennis, vaardigheid of houding. Leerresultaten zijn ontwikkeld om een concrete en consistente interpretatie van het raamwerk mogelijk te maken.</text:p>
            </table:table-cell>
          </table:table-row>
        </table:table>
        <text:p text:style-name="P49">Bron: Eigen bewerking door JRC.</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ties worden gedefinieerd als een combinatie van kennis, vaardigheden en houdingen, waarbij:</text:p>
        <text:list text:style-name="WWNum7">
          <text:list-item>
            <text:p text:style-name="P52" loext:marker-style-name="T39"><text:span text:style-name="T39">Kennis bestaat uit de feiten en cijfers, concepten, ideeën en theorieën die reeds vaststaan en het begrip van een bepaald gebied of onderwerp ondersteunen;</text:span><text:span text:style-name="T39"/></text:p>
          </text:list-item>
          <text:list-item>
            <text:p text:style-name="P53" loext:marker-style-name="T39"><text:span text:style-name="T39">Vaardigheden worden gedefinieerd als de bekwaamheid en capaciteit om processen uit te voeren en de bestaande kennis te gebruiken om resultaten te bereiken; en</text:span><text:span text:style-name="T39"/></text:p>
          </text:list-item>
          <text:list-item>
            <text:p text:style-name="P54" loext:marker-style-name="T39"><text:span text:style-name="T39">Houdingen (attitudes) beschrijven de instelling en denkwijzen om te handelen of te reageren op ideeën, personen of situatie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2.</text:span><text:span text:style-name="T73"> </text:span><text:span text:style-name="T2">DigComp</text:span><text:span text:style-name="T74"> </text:span><text:span text:style-name="T2">3.0</text:span><text:span text:style-name="T74"> </text:span><text:span text:style-name="T2">competentie</text:span><text:span text:style-name="T74"> </text:span><text:span text:style-name="T2">gebied</text:span><text:span text:style-name="T75"> </text:span><text:span text:style-name="T2">en</text:span><text:span text:style-name="T74"> </text:span><text:span text:style-name="T2">competentie</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voeg tabel 2 in]</text:p>
      <text:p text:style-name="Standard"/>
      <text:p text:style-name="Standard">Bron: Eigen bewerking door JRC.</text:p>
      <text:h text:style-name="P59" text:outline-level="2">Beheersingsniveaus</text:h>
      <text:h text:style-name="Heading_20_3" text:outline-level="3">PROFICIENCY</text:h>
      <text:h text:style-name="Heading_20_3" text:outline-level="3">BESCHRIJVINGEN VAN BEHEERSINGSNIVEAUS</text:h>
      <text:p text:style-name="Standard" loext:marker-style-name="T3">In DigComp 3.0 beschrijven de beheersingsniveaus het niveau van verwerving van digitale competentie van een individu op basis van een combinatie van cognitieve inspanning, taakcomplexiteit en mate van autonomie. DigComp 3.0 maakt onderscheid tussen vier beheersingsniveaus (Basis, Gemiddeld, Geavanceerd en Zeer Geavanceerd). Tabel 3 geeft een korte beschrijving van wat een individu geacht wordt te weten en te kunnen op elk van de vier niveaus en de doelen die elk van de vier niveaus dient.</text:p>
      <text:p text:style-name="Standard"/>
      <text:p text:style-name="Standard" loext:marker-style-name="T39"><text:span text:style-name="T39">Kader 2 bevat enkele opmerkingen en definities over de beheersingsniveaus als leidraad voor interpretatie en gebruik. Tabel A3 in bijlage 1 laat zien hoe deze vier beheersingsniveaus kunnen worden 'gekoppeld' aan de meer gedetailleerde structuur van acht niveaus uit de vorige versie van DigComp die in sommige contexten wordt gebruikt (bijv. beoordeling, certificering), evenals aan een schema van zes niveaus dat door sommige gebruikers van het raamwerk is aangenomen.</text:span><text:span text:style-name="T39"/></text:p>
      <text:p text:style-name="P60"/>
      <text:p text:style-name="P61">Sectie 3 laat zien hoe de vier beheersingsniveaus eruitzien voor elk van de competenties via specifieke Competentieverklaringen. Er zijn 362 competentiebeschrijvingen: 27% (97) op Basisniveau, 28% (103) op Gemiddeld niveau, 25% (89) op Geavanceerd niveau en 20% (73) op Zeer Geavanceerd niveau.</text:p>
      <text:p text:style-name="P62" loext:marker-style-name="T2"/>
      <text:p text:style-name="Standard">Tabel 3. DigComp 3.0 beschrijvingen en doeleinden van beheersingsniveaus.</text:p>
      <text:p text:style-name="P47"/>
      <text:p text:style-name="Standard">[voeg tabel 3 in]</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Bron: Eigen bewerking door JRC.</text:p>
      <text:p text:style-name="P64"/>
      <text:section text:style-name="Sect1" text:name="Sectie1">
        <text:p text:style-name="P65" loext:marker-style-name="T59"><text:bookmark text:name="_bookmark17"/><text:bookmark text:name="Box_2._Guiding_notes_and_definitions_rel"/></text:p>
        <text:p text:style-name="P66">Kader 2. Richtlijnen en definities met betrekking tot DigComp 3.0 beheersingsniveaus.</text:p>
        <text:p text:style-name="Standard">Elk van de vier beheersingsniveaus van DigComp 3.0 omvat (i) een korte beschrijving van competentieverwerving en (ii) de doelen die elk niveau kan dienen. Het is belangrijk om te erkennen dat de behoeften aan digitale competentie variëren per individu en veranderen in de loop van de tijd, als gevolg van levensfasen en technologische ontwikkelingen.</text:p>
        <text:p text:style-name="Standard">Een taak is een specifieke activiteit waarbij digitale technologieën worden gebruikt die bijdragen aan een doel, in welke context dan ook – het dagelijks leven, werk of leren. Taken kunnen variëren in omvang, duur en complexiteit en kunnen individueel of in samenwerking met anderen worden uitgevoerd. Taken kunnen variëren van eenvoudig tot complex. In DigComp 3.0 is een eenvoudige taak een taak die goed gedefinieerd is, uit weinig onderdelen bestaat en gemakkelijk te begrijpen en te voltooien is. Een complexe taak daarentegen is een taak die niet goed gedefinieerd is, uit veel verschillende en onderling verbonden onderdelen bestaat en daarom ingewikkeld en niet gemakkelijk te begrijpen of te voltooien is. De complexiteit van een taak wordt vaak alleen beschreven op basis van taakkenmerken, maar de ervaring en kenmerken van een individu dat een taak uitvoert, zijn ook relevant (Chen et al., 2023).</text:p>
        <text:p text:style-name="Standard">Op de niveaus Geavanceerd en Zeer Geavanceerd van digitale competentie kunnen individuen naast digitale competenties ook putten uit ervaring en/of gespecialiseerde kennis om taken te voltooien. Hier verwijzen gespecialiseerde kennis en vaardigheden naar competenties die betrekking hebben op een bepaalde discipline, vakgebied of terrein.</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text:p>
        <text:p text:style-name="P70">De kenmerken van de DigComp 3.0-leerdoelen, praktische overwegingen voor het gebruik ervan en de volledige set DigComp 3.0-leerdoelen zelf zijn te vinden in Bijlage 2.</text:p>
        <text:p text:style-name="P71">In bijlage 2 zijn de leerresultaten gegroepeerd per competentie, bekwaamheidsniveau en kennis, vaardigheid of houding. In totaal zijn er 523 leerresultaten: 29% (151) bevindt zich op het Basisniveau, 32% (170) Gemiddeld, 23% (119) Geavanceerd en 16% (83) Zeer Geavanceerd. Bovendien hebben 42% (217) van de leerresultaten betrekking op kennis, 38% (199) op vaardigheden en 20% (107) op houdingen.</text:p>
        <text:p text:style-name="P72">Sectie 3 laat de competentiebeschrijvingen zien voor elke competentie en elk bekwaamheidsniveau (zie ook sectie 2.4). De competentiebeschrijvingen bevatten de inhoud van de leerresultaten in bijlage 2, met veel overeenkomsten in bewoording, maar maken geen onderscheid tussen kennis, vaardigheden of houdingen.</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De ontwikkeling van leerresultaten in DigComp 3.0 bouwt voort op uitgebreid bestaand werk op het gebied van leerresultaten op Europees niveau (bijv. Cedefop, 2017, 2021, 2022, 2024a; Raad van de EU, 2017). Ze beogen een praktische manier te bieden om de DigComp-competenties te integreren in onder meer bestaand of nieuw beleid, trainingsmateriaal of de ontwikkeling van curricula.</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For the development of DigComp 3.0, the JRC, with input from experts and stakeholders, has carefully considered the balance between</text:p>
        <text:p text:style-name="Standard">Voor de ontwikkeling van DigComp 3.0 heeft het JRC, met input van experts en belanghebbenden, zorgvuldig gekeken naar de balans tussen specificiteit en algemeenheid om ervoor te zorgen dat de bewoordingen van de leerresultaten voldoende generiek zijn om in verschillende contexten te worden toegepast, terwijl ze tegelijkertijd voldoende nauwkeurig zijn om helder en ondubbelzinnig te zijn.</text:p>
        <text:p text:style-name="Standard"/>
      </text:section>
      <text:section text:style-name="Sect1" text:name="Sectie2">
        <text:p text:style-name="P50"><text:bookmark text:name="_bookmark19"/><text:bookmark text:name="2.6_AI_competence_in_DigComp_3.0"/></text:p>
        <text:h text:style-name="P9" text:outline-level="2">AI-competentie in DigComp 3.0</text:h>
        <text:p text:style-name="Standard">DigComp 3.0 bouwt voort op het initiële werk van DigComp 2.2 om systematisch de aspecten van AI-competentie op te nemen die relevant zijn voor individuen om te ontwikkelen als onderdeel van hun digitale competentie. AI-competentie is verweven met en bouwt voort op andere elementen van digitale competentie, aangezien AI-systemen wijdverspreid zijn en steeds vaker ingebed zijn in bestaande digitale technologieën. In DigComp 3.0 wordt AI gepresenteerd als één digitale technologie te midden van een reeks digitale technologieën, terwijl de focus op de digitale competenties zelf blijft liggen.</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definiëren we AI volgens de AI-verordening (artikel 3, lid 1): ...een op een machine gebaseerd systeem dat is ontworpen om te werken met variërende niveaus van autonomie, dat na de uitrol aanpassingsvermogen kan vertonen en dat, voor expliciete of impliciete doelstellingen, uit de ontvangen input afleidt hoe output moet worden gegenereerd, zoals voorspellingen, inhoud, aanbevelingen of beslissingen die fysieke of virtuele omgevingen kunnen beïnvloeden. Deze definitie hanteert een levenscyclusperspectief en omvat zowel de fase vóór de uitrol als de uitrol zelf</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text:p>
        <text:p text:style-name="Standard"/>
        <text:p text:style-name="Standard">Competentieverklaringen (in sectie 3) die expliciet AI-systemen noemen, zijn gelabeld als ‘[AI-E]’ (AI-expliciet), terwijl verklaringen waarvoor AI of AI-systemen impliciet relevant zijn maar die AI-systemen niet expliciet noemen, zijn gelabeld als ‘[AI-I]’ (AI-impliciet). Op vergelijkbare wijze zijn individuele leerresultaten (bijlage 2) gelabeld als AI-expliciet, AI-impliciet of AI noch impliciet noch expliciet.</text:p>
        <text:p text:style-name="Standard"/>
        <text:p text:style-name="Standard">Kader 3 geeft meer informatie over de betekenis van AI-expliciet en AI-impliciet in DigComp 3.0.</text:p>
        <text:p text:style-name="P73"/>
        <text:p text:style-name="Standard">Kader 3. Expliciete en impliciete AI-competentie in DigComp 3.0.</text:p>
        <text:p text:style-name="Standard">DigComp 3.0 maakt in de competentiebeschrijvingen en de leerresultaten onderscheid tussen AI-expliciete en AI-impliciete competenties. Van de 362 competentiebeschrijv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competentie komt expliciet, impliciet of beide voor in alle 21 competenties. Dit toont de transversale impact van AI-systemen op digitale competentie aan. De aspecten van competenties die AI niet expliciet of impliciet bevatten, zijn die welke betrekking hebben op andere digitale technologieën dan AI of die inherent 'menselijk' zijn en eigenschappen vereisen zoals keuze, voorkeuren of situationeel oordeel.</text:p>
        <text:p text:style-name="Standard">De AI-labeling van competentiebeschrijvingen in sectie 3 en leerresultaten in bijlage 2 als AI-expliciet of AI-impliciet is uitsluitend bedoeld als een algemene leidraad.</text:p>
        <text:p text:style-name="Standard">AI-expliciet of [AI-E] betekent dat AI-systemen expliciet relevant zijn voor die competentie. Ondertussen is AI-impliciet of [AI-I] van toepassing op competenties om een of meer van de volgende vier redenen. De competentiebeschrijving of het leerresultaat zou:</text:p>
        <text:list text:style-name="WWNum14">
          <text:list-item>
            <text:p text:style-name="P74">Het gebruik van AI-systemen als een van de verschillende beschikbare digitale technologieën inhouden. Voorbeeld (zie sectie 3, competentiebeschrijving 2.2.08): Een persoon probeert te beslissen of hij al dan niet een AI-systeem gebruikt voor een taak voor het maken van inhoud. Om dit te doen, moeten ze vaststellen welke output gewenst is en de extra voordelen overwegen van het gebruik van een AI-systeem boven een andere digitale technologie.</text:p>
          </text:list-item>
          <text:list-item>
            <text:p text:style-name="P74">Het gebruik van een digitale technologie inhouden waarin AI-systeemfunctionaliteit is ingebed. Voorbeeld (zie sectie 3, competentiebeschrijving 2.4.08): Een samenwerkingstool heeft een AI-gestuurde functie voor het maken van aantekeningen. Een persoon moet beslissen of hij deze wel of niet gebruikt voor een vergadering. Om dit te doen, moeten ze overwegen welk soort vergaderverslag nodig is en welke voordelen de AI-gestuurde functie zou kunnen bieden ten opzichte van een mens die aantekeningen maakt.</text:p>
          </text:list-item>
          <text:list-item>
            <text:p text:style-name="P74">Betrekking hebben op een begrip van hoe AI-systemen werken. Voorbeeld (zie sectie 3, competentiebeschrijving 2.1.14): Een persoon moet een lange tekst lezen en overweegt een AI-systeem te gebruiken om een samenvatting te maken. Als ze besluiten AI te gebruiken, moeten ze een geschikt AI-hulpmiddel selecteren. Ze moeten ook bekwaam zijn in het bedenken van passende inputs of commando's (prompts), experimenteren met en het herformuleren van zowel de prompt(s) als de output(s), en de kwaliteit en nauwkeurigheid van de output controleren. en/of</text:p>
          </text:list-item>
          <text:list-item>
            <text:p text:style-name="P74">Betrekking hebben op persoonlijke, ethische of maatschappelijke implicaties van AI-systemen. Voorbeelden: Bij de keuze om een AI-systeem te gebruiken voor het maken van inhoud (voorbeeld i) of voor het samenvatten van tekst (voorbeeld iii), moet het individu ervoor zorgen dat het gebruik van een AI-systeem transparant is en de milieu-impact overwegen – dat laatste is niet direct zichtbaar voor een individuele gebruiker. Bij de keuze om de AI-gestuurde functie voor het maken van aantekeningen te gebruiken (voorbeeld ii), is toestemming van de aanwezigen bij de <text:line-break/>vergadering vereist en als het onderwerp van de vergadering gevoelig is, moeten privacyoverwegingen in acht worden genomen.</text:p>
          </text:list-item>
        </text:list>
        <text:p text:style-name="Standard">Bron: Eigen bewerking door JRC.</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e DigComp 3.0 gelezen moet worden</text:h>
        <text:p text:style-name="Standard">Deze sectie presenteert een integraal beeld van DigComp 3.0. Het wordt aanbevolen om sectie 2 samen met deze sectie te bekijken. Lezers kunnen ook de verklarende woordenlijst raadplegen voor termen die onduidelijk kunnen zijn. Figuur 6 legt uit hoe u door de inhoud van deze sectie kunt navigeren.</text:p>
        <text:p text:style-name="Standard"/>
        <text:p text:style-name="Standard">Figuur 6. Hoe DigComp 3.0 te lezen.</text:p>
        <text:p text:style-name="P19" loext:marker-style-name="T4"/>
        <text:p text:style-name="P19">[figuur 6 invoegen]</text:p>
        <text:p text:style-name="P76" loext:marker-style-name="T53"/>
        <text:p text:style-name="Standard">Bron: Eigen bewerking door JRC.</text:p>
        <text:p text:style-name="Standard"/>
      </text:section>
      <text:h text:style-name="P77" text:outline-level="1">DigComp 3.0</text:h>
      <text:p text:style-name="Standard"/>
      <text:p text:style-name="Standard">[voeg DigComp 3.docx in]</text:p>
      <text:p text:style-name="Standard"/>
      <text:h text:style-name="P78" text:outline-level="1">SLOTOPMERKINGE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Lijst met afkortingen</text:h>
      <text:p text:style-name="P17" loext:marker-style-name="T2"/>
      <text:p text:style-name="Standard">[Acronyms.docx invoegen]</text:p>
      <text:p text:style-name="Standard"/>
      <text:h text:style-name="P86" text:outline-level="1">WOORDENLIJST VAN TERMEN EN DEFINITIES</text:h>
      <text:p text:style-name="P17" loext:marker-style-name="T2"/>
      <text:p text:style-name="Text_20_body" loext:marker-style-name="T2"><text:span text:style-name="T2">[Voeg Glossarium.docx in]</text:span><text:span text:style-name="T2"/></text:p>
      <text:p text:style-name="P87" loext:marker-style-name="T2"/>
      <text:p text:style-name="P17" loext:marker-style-name="T2"/>
      <text:h text:style-name="Heading_20_1" text:outline-level="1">BIJLAGEN</text:h>
      <text:h text:style-name="P9" text:outline-level="2">Bijlage 1: Vergelijking van DigComp 2.2 en DigComp 3.0</text:h>
      <text:p text:style-name="Standard">Bijlage 1 vergelijkt DigComp 3.0 met de vorige versie door een overzicht te geven van de wijzigingen (tabel A1); een gedetailleerde beschrijving van de wijzigingen in de bewoordingen van de competentiegebieden en competenties en hun rationale (tabel A2), en een voorgestelde koppeling van de vier beheersingsniveaus van DigComp 3.0 aan de versie met acht niveaus (tabel A3).</text:p>
      <text:p text:style-name="P88"/>
      <text:p text:style-name="P89" loext:marker-style-name="T82"><text:bookmark text:name="Table_A1._A_comparison_of_the_components"/><text:span text:style-name="T59">Tabel</text:span><text:span text:style-name="T83"> </text:span><text:span text:style-name="T59">A1.</text:span><text:span text:style-name="T60"> </text:span><text:span text:style-name="T2">A</text:span><text:span text:style-name="T61"> </text:span><text:span text:style-name="T2">vergelijking van</text:span><text:span text:style-name="T61"> </text:span><text:span text:style-name="T2">de</text:span><text:span text:style-name="T61"> </text:span><text:span text:style-name="T2">componenten van</text:span><text:span text:style-name="T61"> </text:span><text:span text:style-name="T2">DigComp</text:span><text:span text:style-name="T61"> </text:span><text:span text:style-name="T2">2.2 en</text:span><text:span text:style-name="T61"> </text:span><text:span text:style-name="T2">DigComp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s</text:p>
          </table:table-cell>
          <table:table-cell table:style-name="Tabel6.B5" office:value-type="string">
            <text:p text:style-name="P99">Referred to as ‘Dimension 3’ in DigComp 2.2. The underlying meaning of proficiency levels, i.e. reflecting a combination of cognitive demand, task complexity and</text:p>
            <text:p text:style-name="P100">korte algemene beschrijvingen van bekwaamheden op vier niveaus (Basis, Gemiddeld, Geavanceerd en Zeer Geavanceerd) opgenomen in tabel 3. Competentieverklaringen in sectie 3, die laten zien hoe de beheersingsniveaus eruitzien voor elk van de 21 competenties, zijn nieuw. Sectie 2.4.2 (het belang van basisvoorwaarden voor digitale competentie op basisniveau) en informatie in kader 2 (definities van taak en gespecialiseerd, en expliciet onderscheid tussen Zeer Geavanceerd in DigComp en ICT-specialistische vaardigheden) zijn nieuw. Tabel A3 (deze bijlage) laat zien hoe de beschrijvingen van de vier niveaus van DigComp 3.0 kunnen worden gekoppeld aan de acht niveaus beschreven in DigComp 2.2, evenals aan een systeem van zes niveaus dat in sommige gevallen wordt gebruikt.</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Aangeduid als 'Dimensie 4' in DigComp 2.2, niet overgenomen in DigComp 3.0. DigComp 3.0 gebruikt Dimensie 4 als fundament om de leerresultaten op te bouwen (zie bijlage 3 voor meer details), met toevoeging van ontwikkelingen die hebben plaatsgevonden sinds de publicatie van DigComp 2.2 in 2022.</text:p>
          </table:table-cell>
        </table:table-row>
        <table:table-row table:style-name="Tabel6.7">
          <table:table-cell table:style-name="Tabel6.A7" office:value-type="string">
            <text:p text:style-name="P103">Gebruiksscenario's (werkgelegenheids- en leerscenario's)</text:p>
          </table:table-cell>
          <table:table-cell table:style-name="Tabel6.B7" office:value-type="string">
            <text:p text:style-name="P104" loext:marker-style-name="T2"/>
            <text:p text:style-name="P105">In DigComp 2.2 aangeduid als 'Dimensie 5'; deze is niet overgenomen in DigComp 3.0.</text:p>
          </table:table-cell>
        </table:table-row>
        <table:table-row table:style-name="Tabel6.8">
          <table:table-cell table:style-name="Tabel6.A8" office:value-type="string">
            <text:p text:style-name="P106">Competentiebeschrijvingen</text:p>
          </table:table-cell>
          <table:table-cell table:style-name="Tabel6.B8" office:value-type="string">
            <text:p text:style-name="P95">Nieuw in DigComp 3.0 en bestaande uit korte verklaringen voor elk van de 21 competenties op elk van de vier beheersingsniveaus . Sectie 2.4 introduceert de competentiebeschrijvingen en sectie 3 toont de competentiebeschrijvingen voor elk van de 21 competenties. Competentieverklaringen zijn minder 'gedetailleerd' dan leerresultaten, omdat ze geen onderscheid maken tussen kennis, vaardigheden en houdingen. Ze bevatten echter wel alle belangrijke inhoud van de leerresultaten.</text:p>
          </table:table-cell>
        </table:table-row>
        <table:table-row table:style-name="Tabel6.3">
          <table:table-cell table:style-name="Tabel6.A9" office:value-type="string">
            <text:p text:style-name="P107">Leerresultaten</text:p>
          </table:table-cell>
          <table:table-cell table:style-name="Tabel6.B9" office:value-type="string">
            <text:p text:style-name="P108">Nieuw bij DigComp 3.0 en bestaat uit korte uitspraken over kennis, vaardigheden en attitudes voor elk van de 21 competenties op elk van de vier beheersingsniveaus . Sectie 2.5 biedt een inleiding op de Leerresultaten. Bijlage 2 bevat de Leerresultaten, samen met informatie over hun kenmerken, en praktische suggesties voor het gebruik ervan.</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Standard">Bron: Eigen bewerking door JRC.</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el</text:span><text:span text:style-name="T60"> </text:span><text:span text:style-name="T59">A2.</text:span><text:span text:style-name="T88"> </text:span><text:span text:style-name="T2">Gedetailleerde</text:span><text:span text:style-name="T61"> </text:span><text:span text:style-name="T2">beschrijving van wijzigingen</text:span><text:span text:style-name="T61"> </text:span><text:span text:style-name="T2">aangebracht in competentie-</text:span><text:span text:style-name="T61"> </text:span><text:span text:style-name="T2">gebieden en competenties</text:span><text:span text:style-name="T61"> </text:span><text:span text:style-name="T2">in DigComp</text:span><text:span text:style-name="T61"> </text:span><text:span text:style-name="T2">3.0 vergeleken met</text:span><text:span text:style-name="T61"> </text:span><text:span text:style-name="T2">DigComp 2.2, samen</text:span><text:span text:style-name="T61"> </text:span><text:span text:style-name="T2">met rationale -</text:span><text:span text:style-name="T61"> </text:span><text:span text:style-name="T2">Verwijderingen zijn </text:span><text:span text:style-name="T89">in</text:span> <text:span text:style-name="T90">doorhalingen</text:span><text:span text:style-name="T2">;</text:span><text:span text:style-name="T91"> </text:span><text:span text:style-name="T2">toevoegingen zijn</text:span><text:span text:style-name="T61"> </text:span><text:span text:style-name="T92">onderstreept</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Bron: Eigen bewerking door JRC.</text:p>
      <text:section text:style-name="Sect1" text:name="Sectie4">
        <text:p text:style-name="P115" loext:marker-style-name="T9"/>
        <text:p text:style-name="P116">Tabel A3 laat zien hoe de beheersingsniveaus van DigComp 3.0 kunnen worden gekoppeld aan de 8 niveaus van DigComp 2.2 en ook aan een koppeling met 6 niveaus die in sommige toepassingen van DigComp wordt gebruikt. Dit zijn voorgestelde koppelingen die uiteraard kunnen worden gewijzigd en aangepast.</text:p>
        <text:p text:style-name="P73"/>
        <text:p text:style-name="P117">Tabel A3: Relatie tussen de vier beheersingsniveaus van DigComp 3.0 en de acht niveaus van DigComp 2.2, samen met een alternatieve koppeling met 6 niveaus.</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1</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2</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3</text:p>
            </table:table-cell>
            <table:table-cell table:style-name="Tabel7.A1" office:value-type="string">
              <text:p text:style-name="P24">B1</text:p>
            </table:table-cell>
            <table:table-cell table:style-name="Tabel7.A1" table:number-rows-spanned="2" office:value-type="string">
              <text:p text:style-name="P24">Op een gemiddeld niveau identificeren en voeren individuen zelfstandig <draw:custom-shape text:anchor-type="char" draw:z-index="77" draw:name="Group 1118" draw:style-name="gr4" draw:text-style-name="P21" svg:width="0.036cm" svg:height="0.036cm" svg:x="5.318cm" svg:y="0.737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uidelijk omschreven taken uit en lossen ze duidelijk omschreven problemen op.</text:p>
            </table:table-cell>
            <table:table-cell table:style-name="Tabel7.A1" office:value-type="string">
              <text:p text:style-name="P24">Aan de onderkant van het gemiddelde niveau tonen individuen enige autonomie om duidelijk omschreven taken te identificeren en uit te voeren en duidelijk </text:p>
            </table:table-cell>
            <table:table-cell table:style-name="Tabel7.A1" table:number-rows-spanned="2" office:value-type="string">
              <text:p text:style-name="P24"/>
              <text:p text:style-name="P24"/>
              <text:p text:style-name="P24">Om persoonlijke, leer- en/of <text:soft-page-break/>werkdoelen te ondersteunen en autonoom deel te nemen aan de samenleving.</text:p>
            </table:table-cell>
          </table:table-row>
          <table:table-row table:style-name="Tabel7.5">
            <table:covered-table-cell table:style-name="Tabel7.A1"/>
            <table:table-cell table:style-name="Tabel7.A1" office:value-type="string">
              <text:p text:style-name="P24">4</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duidelijk omschreven taken uit en lossen ze duidelijk 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5</text:p>
            </table:table-cell>
            <table:table-cell table:style-name="Tabel7.A1" table:number-rows-spanned="2" office:value-type="string">
              <text:p text:style-name="P24">C1</text:p>
            </table:table-cell>
            <table:table-cell table:style-name="Tabel7.A1" table:number-rows-spanned="2" office:value-type="string">
              <text:p text:style-name="P24">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4">Aan de onderkant van het gevorderde niveau beoordelen en passen individuen oplossingen toe voor verschillende duidelijk omschreven taken en houden ze zich bezig met sommige complexe taken. Ze identificeren situaties waarin benaderingen moeten worden aangepast, en begeleiden anderen bij duidelijk 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Op het hoogste niveau van 'Zeer Gevorderd' geven individuen leiding aan en begeleiden ze anderen bij het ontwikkelen van oplossingen voor zeer complexe of gespecialiseerde problemen.</text:p>
            </table:table-cell>
            <table:covered-table-cell table:style-name="Tabel7.A1"/>
          </table:table-row>
        </table:table>
        <text:p text:style-name="Standard">Bron: eigen bewerking JRC.</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 KENMERKEN</text:h>
        <text:p text:style-name="P120">Elk leerresultaat van DigComp 3.0 volgt dezelfde structuur: werkwoord(en) gevolgd door een object. Zie tabel A4 voor enkele voorbeelden.</text:p>
        <text:p text:style-name="P121"><text:bookmark text:name="Table_A4:_Examples_of_learning_outcome_s"/><text:span text:style-name="T59">Tabel</text:span><text:span text:style-name="T65"> </text:span><text:span text:style-name="T59">A4:</text:span><text:span text:style-name="T95"> </text:span><text:span text:style-name="T2">Voorbeelden</text:span><text:span text:style-name="T62"> </text:span><text:span text:style-name="T2">van</text:span><text:span text:style-name="T61"> </text:span><text:span text:style-name="T2">leer-</text:span><text:span text:style-name="T61"> </text:span><text:span text:style-name="T2">resultaat-</text:span><text:span text:style-name="T61"> </text:span><text:span text:style-name="T62">beschrijvinge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Voorbeeld</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Doel</text:p>
            </table:table-cell>
            <table:table-cell table:style-name="Tabel8.A1" office:value-type="string">
              <text:p text:style-name="P24">Competenti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Kennis</text:p>
            </table:table-cell>
            <table:table-cell table:style-name="Tabel8.A1" office:value-type="string">
              <text:p text:style-name="P24">Beschrijf informatie of concepten die een individu moet begrijpen en toepassen.</text:p>
            </table:table-cell>
            <table:table-cell table:style-name="Tabel8.A1" office:value-type="string">
              <text:p text:style-name="P24">2.6 Beheren van digitale identiteit</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Vaardigheden</text:p>
            </table:table-cell>
            <table:table-cell table:style-name="Tabel8.A1" office:value-type="string">
              <text:p text:style-name="P24">Beschrijf de processen waarmee een individu een specifieke taak kan voltooien.</text:p>
            </table:table-cell>
            <table:table-cell table:style-name="Tabel8.A1" office:value-type="string">
              <text:p text:style-name="P24">1.1 Browsen, zoeken en filteren van informatie en inhoud</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Richt de aandacht van het individu op een manier die zelfverzekerd, kritisch en verantwoord gebruik van digitale technologieën mogelijk maakt.</text:p>
            </table:table-cell>
            <table:table-cell table:style-name="Tabel8.A1" office:value-type="string">
              <text:p text:style-name="P24">3.2 Integreren en herformuleren van digitale inhoud</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Bron: Eigen bewerking door JRC.</text:p>
        <text:p text:style-name="P124" loext:marker-style-name="T9"/>
        <text:p text:style-name="P125" loext:marker-style-name="T38"/>
        <text:p text:style-name="P38">Tabel A5 geeft voorbeelden van werkwoorden voor leerresultaten die kennis, vaardigheden en houdingen beschrijven op de niveaus Basis, Gemiddeld, Geavanceerd en Zeer Geavanceerd. De keuze van werkwoorden is gebaseerd op de taxonomie van Bloom (Anderson &amp; Krathwohl, 2001), waarbij ook relevante kenmerken van andere taxonomieën in aanmerking zijn genomen (bijv. Irvine, 2021). Sommige werkwoorden herhalen zich over de verschillende niveaus in tabel A5. Dit is opzettelijk, aangezien de inhoud van leerresultaten niet alleen varieert door cognitieve belasting (gesuggereerd door het werkwoord), maar ook door het niveau van complexiteit en autonomie (gesuggereerd in het object van elk leerresultaat). Kader A1 vat de belangrijkste kenmerken van de DigComp 3.0 leerresultaten samen.</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el</text:span><text:span text:style-name="T95"> </text:span><text:span text:style-name="T59">A5:</text:span><text:span text:style-name="T97"> </text:span><text:span text:style-name="T2">Voorbeelden</text:span><text:span text:style-name="T89"> </text:span><text:span text:style-name="T2">van</text:span><text:span text:style-name="T89"> </text:span><text:span text:style-name="T2">werkwoorden</text:span><text:span text:style-name="T89"> </text:span><text:span text:style-name="T2">gebruikt</text:span><text:span text:style-name="T89"> </text:span><text:span text:style-name="T2">voor</text:span><text:span text:style-name="T89"> </text:span><text:span text:style-name="T2">leer</text:span><text:span text:style-name="T89"> </text:span><text:span text:style-name="T2">resultaten</text:span><text:span text:style-name="T89"> </text:span><text:span text:style-name="T2">beschrijving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duidelijk 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Bron: Eigen bewerking door JRC.</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e leerdoelen van DigComp 3.0 zijn elk gekoppeld aan een vaardigheidsniveau (Basis, Gemiddeld, Gevorderd, Zeer Gevorderd) en zijn gegroepeerd op competentie en of ze betrekking hebben op kennis, vaardigheid of houding. Ze zijn elk gelabeld als AI-expliciet, AI-impliciet of noch AI-expliciet noch AI-impliciet, wat slechts als algemene richtlijn dient. Zie paragraaf 2.6 voor meer informatie over de interpretatie van de AI-labels.</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heersingsniveaus .</text:p>
        <text:p text:style-name="Standard">De leerresultaten zijn relatief evenwichtig verdeeld over Kennis (42%, 217) en Vaardigheden (38%, 199), met een lager percentage gerelateerd aan Houdingen (20%, 107).</text:p>
        <text:p text:style-name="Standard">Elk leerresultaat heeft een uniek ID. Het ID begint met 'LO' om het te onderscheiden van de competentiebeschrijvingen in sectie 3 (die beginnen met 'CS') en bevat het competentienummer. De ID's van de 21 leerresultaten voor competentie 1.1 zijn bijvoorbeeld LO1.1.01 tot LO1.1.21.</text:p>
        <text:p text:style-name="Standard">De nummering van de competentiebeschrijvingen (Sectie 3) en de leerresultaten (in deze bijlage) komt niet overeen, aangezien er meer leerresultaten zijn dan competentiebeschrijvingen. Bijvoorbeeld, de inhoud van CS1.1.08 komt niet overeen met LO1.1.08.</text:p>
        <text:p text:style-name="Standard">Bron: Eigen bewerking door JRC.</text:p>
      </text:section>
      <text:h text:style-name="P133" text:outline-level="5">A2.3 Leerresultaten</text:h>
      <text:p text:style-name="Standard">Op basis van ervaringen met het toepassen van DigComp (bijv. Castañeda et al., 2023; Kluzer et al., 2020), is het zeer aan te raden om de DigComp 3.0-leerresultaten – samen met de andere onderdelen van DigComp 3.0 – aan te passen aan een specifiek doel. Een reeks voorgestelde stappen voor het gebruik van DigComp 3.0-leerresultaten wordt getoond in kader A2.</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resultaten.</text:span><text:span text:style-name="T82"> </text:span><text:span text:style-name="T2">Het</text:span><text:span text:style-name="T82"> </text:span><text:span text:style-name="T2">biedt</text:span><text:span text:style-name="T82"> </text:span><text:span text:style-name="T2">concrete</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van</text:span><text:span text:style-name="T82"> </text:span><text:span text:style-name="T2">bestaande</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2024c)</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Test</text:span><text:span text:style-name="T107"> </text:span><text:span text:style-name="T104">Commissie</text:span><text:span text:style-name="T107"> </text:span><text:span text:style-name="T104">en</text:span><text:span text:style-name="T107"> </text:span><text:span text:style-name="T104">Vereniging</text:span><text:span text:style-name="T107"> </text:span><text:span text:style-name="T104">van</text:span><text:span text:style-name="T107"> </text:span><text:span text:style-name="T104">Test</text:span><text:span text:style-name="T107"> </text:span><text:span text:style-name="T104">Uitgevers</text:span><text:span text:style-name="T107"> </text:span><text:span text:style-name="T104">(2022)</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text:span><text:span text:style-name="T61"> </text:span><text:span text:style-name="T2">practices</text:span><text:span text:style-name="T61"> </text:span><text:span text:style-name="T2">voor</text:span><text:span text:style-name="T61"> </text:span><text:span text:style-name="T109">he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Bron: Eigen bewerking door JRC.</text:p>
      <text:h text:style-name="P138" text:outline-level="2">A2.3 LEERRESULTATEN</text:h>
      <text:p text:style-name="P139"><text:span text:style-name="T96">Leer</text:span><text:span text:style-name="T112"> </text:span><text:span text:style-name="T96">uitkomsten</text:span><text:span text:style-name="T113"> </text:span><text:span text:style-name="T96">zijn</text:span><text:span text:style-name="T112"> </text:span><text:span text:style-name="T96">ook</text:span><text:span text:style-name="T113"> </text:span><text:span text:style-name="T96">beschikbaar</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als</text:span><text:span text:style-name="T113"> </text:span><text:span text:style-name="T96">een</text:span><text:span text:style-name="T112"> </text:span><text:span text:style-name="T96">gelinkte</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at</text:span><text:span text:style-name="T113"> </text:span><text:span text:style-name="T96">op</text:span><text:span text:style-name="T113"> </text:span><text:span text:style-name="T96">de</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Voeg Leerresultaten.docx in]</text:p>
      <text:p text:style-name="Standard"/>
      <text:section text:style-name="Sect1" text:name="Sectie6">
        <text:p text:style-name="P25" loext:marker-style-name="T40"><text:bookmark text:name="_bookmark55"/><text:bookmark text:name="Annex_3:_Phases_in_the_development_of_Di"/></text:p>
        <text:h text:style-name="P26" text:outline-level="2">Bijlage 3: Fasen in de ontwikkeling van DigComp 3.0</text:h>
        <text:p text:style-name="P140">De ontwikkeling van DigComp 3.0 vond plaats in vier fasen. Veel mensen hebben in elke fase bijgedragen aan het werk en staan vermeld in de dankbetuigingen.</text:p>
        <text:p text:style-name="P140"/>
        <text:h text:style-name="Heading_20_3" text:outline-level="3">FASE 1: EERSTE VERKENNING</text:h>
        <text:p text:style-name="P141">De eerste verkennende werkzaamheden vonden plaats tussen december 2023 en juni 2024. Deze bestonden uit een oproep voor DigComp-gerelateerde inzendingen en de analyse daarvan, en een verkennend literatuur- en beleidsonderzoek. De doelstellingen van fase 1 waren het vaststellen van een eerste reeks leerresultaten en het identificeren van algemene richtingen voor de DigComp 3.0-update voor bespreking met experts in fase 2.</text:p>
        <text:h text:style-name="P142" text:outline-level="4">FASE 1.1: DIGCOMP-INZENDIN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Een 'basisset' van 386 leerresultaten, samengesteld uit de 304 voorbeelden van Dimensie 4 en bijlagen 2 en 3 van DigComp 2.2 (Vuorikari et al., 2022a) en de 72 items uit de DigComp Self-Assessment Tool (DigCompSAT) itembank (Clifford et al., 2020), werd vervolgens toegevoegd aan de dataset met leerresultaten.</text:p>
        <text:p text:style-name="P143"><text:soft-page-break/></text:p>
        <text:p text:style-name="P147">De inhoud van de inzendingen die als 'redelijk relevant' en 'enigszins relevant' waren beoordeeld, werd vervolgens vergeleken met de dataset met leerdoelen. Wanneer een belangrijk concept of een belangrijke vaardigheid niet in de dataset met leerdoelen was opgenomen, maar wel relevant was om te vermelden, werd een leerdoel geformuleerd. Dit resulteerde in de toevoeging van 43 leerdoelverklaringen aan de dataset, die op dat moment bestond uit 2.917 leerdoelverklaringen, ingedeeld naar competentiegebied, competentie en vaardigheidsniveau.</text:p>
        <text:p text:style-name="P73"/>
        <text:p text:style-name="P148">De volgende stap was om ervoor te zorgen dat beheersing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heersingsniveaus , alsook tussen competentiegebieden, om zo de algehele samenhang van het raamwerk te waarborgen.</text:p>
        <text:p text:style-name="P149"/>
        <text:h text:style-name="P150" text:outline-level="4">FASE 1.2: LITERATUUR- EN BELEIDSONDERZOEK VOOR DE GAP-ANALYSE VAN DE DIGCOMP-LEERRESULTATEN 'BASISSET'</text:h>
        <text:p text:style-name="P151"/>
        <text:p text:style-name="P152">Parallel aan de DigComp-inzendingen heeft het JRC informatie onderzocht en verzameld via een verkennend onderzoek van relevant onderzoek en beleid. Bronnen werden geïdentificeerd via de meer traditionele literatuurstudie (met prioriteit voor systematische reviews en bronnen van hoge kwaliteit) evenals via gerichte evaluaties van grijze literatuur (bijv. ERASMUS+ projectdocumentatie, beleidsrapporten). Het doel van dit onderzoek was niet om uitputtend te zijn, maar eerder om voldoende relevante informatie van hoge kwaliteit te verkrijgen om te combineren met de dataset van leerresultaten ter voorbereiding op de expertbeoordeling in fase 2.</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De output van fase 1 bestond uit een ontwerp-set van 565 leerresultaten, vergezeld van een document waarin wordt beschreven hoe ze zijn <text:span text:style-name="T38"/>opgesteld en enkele initiële voorstellen voor DigComp 3.0-prioriteiten.</text:p>
      </text:section>
      <text:p text:style-name="P155" loext:marker-style-name="T2"/>
      <text:p text:style-name="Standard" loext:marker-style-name="T82"><text:bookmark text:name="Table_A6._Illustrative_examples_of_sourc"/><text:span text:style-name="T59">Tabel</text:span><text:span text:style-name="T83"> </text:span><text:span text:style-name="T59">A6.</text:span><text:span text:style-name="T60"> </text:span><text:span text:style-name="T2">Illustratieve</text:span><text:span text:style-name="T61"> </text:span><text:span text:style-name="T2">voorbeelden van</text:span><text:span text:style-name="T61"> </text:span><text:span text:style-name="T2">bronnen</text:span><text:span text:style-name="T61"> </text:span><text:span text:style-name="T2">geraadpleegd tijdens</text:span><text:span text:style-name="T61"> </text:span><text:span text:style-name="T2">de</text:span><text:span text:style-name="T61"> </text:span><text:span text:style-name="T2">ontwikkeling van</text:span><text:span text:style-name="T61"> </text:span><text:span text:style-name="T2">DigComp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Beschrijving en relevantie voor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e Oostenrijkse bewerking, DigComp 2.3 AT – Gebied 0 (Grondbegin</text:span><text:span text:style-name="T122">selen, Toegang en Digitaal Begrip) – diende als leidraad voor de behandeling van basis digitale vaardigheden in DigComp 3.0.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 (2019)</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op 139 bronnen: de 10 meest gebruikte concepten waren digitale geletterdheid, cyberpesten, internetveiligheid, mediageletterdheid, informatiegeletterdheid, ICT-competentie, e-veiligheid, online risico's, online veiligheid en digitale competentie. Gebruikt als leidraad voor de inhoud van competenties 1.2, 2.5, 2.6, 4.2 en 4.3.</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text:span><text:span text:style-name="T121">(2022)</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text:span><text:span text:style-name="T122">media-geletterdheid – 15 artikelen opgenomen – Tabel A1 in het artikel vermeldt de geïdentificeerde concepten en competenties – die zijn opgenomen in de gap-analyse, met name voor 1.2, 2.1, 2.2, 2.6 en 4.2.</text:span></text:p>
          </table:table-cell>
        </table:table-row>
        <table:table-row table:style-name="Tabel10.3">
          <table:table-cell table:style-name="Tabel10.A2" office:value-type="string">
            <text:p text:style-name="P156" loext:marker-style-name="T121"><text:span text:style-name="T122">CILIP Informatievaardigheidsgroep (2021)</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Het raamwerk van de Media and Information Literacy Alliance (MILA) is gebaseerd op vijf levenslange doelen (geïnformeerd, zelfredzaam, gezond, sociaal bewust en verbonden zijn). Begeleide behandeling van 1.2, 2.1, 2.2, 2.6 en 4.2.</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het ontwikkelen van vaardigheden om digitale technologie te gebruiken voor leven en leren. Het HERMMES-curriculum helpt kinderen en jongeren om digitaal weerbaar en mediabewust te worden. Het curriculum voor 12-15-jarigen en 15-18-jarigen is gebruikt in DigComp 3.0. Gap-analyse, met name 4.3 en 1.2.</text:span><text:soft-page-break/><text:span text:style-name="T122">gap analysis particularly 4.3 and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Overzichtsstudie van 24 onderzoeken naar de impact van socialemediagebruik op de geestelijke gezondheid en het welzijn van adolescenten. De analyse bevestigt de noodzaak van een alomvattende beschouwing van de relatie tussen socialemediagebruik en de gevolgen voor de geestelijke gezondheid en het welzijn. Dit houdt in dat individuele demografische en psychosociale kenmerken, individuele gebruikspatronen (tijd besteed, gebruiksduur, motivatie tot gebruik) en de inhoud en het ontwerp van het platform allemaal relevant zijn bij het bestuderen van de relatie tussen socialemediagebruik en de gevolgen voor de geestelijke gezondheid en het welzijn. Begeleide behandeling van competentie 4.3.</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adolescenten, gebaseerd op 43 artikelen. Overmatige schermtijd werd geassocieerd met een verhoogd risico op obesitas en andere cardiometabole risicofactoren, mentale gezondheidsproblemen, ongezonde voedingsgewoonten en eetstoornissen, en problemen in de ontwikkeling en de ouder-kindrelatie. Slaap, lichamelijke activiteit, gezichtsvermogen, hoofdpijn en de musook het bewegingsapparaat werd negatief beïnvloed. De effecten variëren echter afhankelijk van het type medium en de manier waarop deze media werden gebruikt. Begeleide behandeling van competentie 4.3.</text:span><text:soft-page-break/><text:span text:style-name="T122">culoskeletal system were negatively affected as well. However, the effects vary by type of media used and the way types of media were used. Guided treatment of competenc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FASE 2: WERK MET EXPERTS</text:h>
      <text:p text:style-name="P166">Het doel van fase 2 (juni 2024-juni 2025) was om de voorstellen uit fase 1 te evalueren met een diverse groep experts om materialen voor DigComp 3.0 vast te stellen voor fase 3 (raadpleging van belanghebbenden) en fase 4 (validatie van het raamwerk). Experts werden zodanig geselecteerd dat de groep een geografische en sectorale diversiteit vertegenwoordigde (d.w.z. belanghebbenden uit heel Europa uit de wereld van beleid, wetenschap, formeel en informeel onderwijs, werkgevers, arbeidsbemiddelaars en industrie), evenals een balans in niveau (Europees, nationaal, regionaal) en gender. Het werk met de experts vond plaats in twee stappen. In stap 1 (juni-december 2024) coördineerde ICF-Europe, ondersteund door Stefano Kluzer, Lidija Kralj en Riina Vuorikari, twee online expertbijeenkomsten in juni en oktober 2024. Inclusief de bovengenoemde experts namen 29 personen uit 12 EU-landen en zes organisaties op Europees niveau deel uit diverse sectoren. In stap 2 (januari-juni 2025) werkte het JRC rechtstreeks samen met zeven van de 30 experts uit stap 1, de 'DigComp expert pool' genoemd.</text:p>
      <text:p text:style-name="P143"/>
      <text:h text:style-name="P142" text:outline-level="4">FASE 2.1: STAP 1 (JUNI-DECEMBER 2024)</text:h>
      <text:p text:style-name="P88"/>
      <text:p text:style-name="P167">Tijdens de eerste bijeenkomst (25 juni 2024) hebben experts twee interne themadocumenten beoordeeld en besproken – één over de DigComp-leerresultaten (door het JRC), die de ontwikkelingsmethodologie beschreef en een eerste ontwerp van 565 leerresultaten presenteerde; en de andere over opkomende trends en hun implicaties voor DigComp (door Lidija Kralj), die negen opkomende trends en hun implicaties voor de DigComp-competenties identificeerde. In deze vroege discussies gaven de deelnemers sterk de voorkeur aan de prioritering van beleidskwesties zoals cybersecurityrisico's, bedreigingen voor het welzijn en de dreiging van desinformatie voor democratische processen; ook merkten ze op dat zorgen over gegevensbescherming nu op grotere schaal spelen. Discussies over de concept-leerresultaten leidden tot verbeteringen in de formulering, en er werden verschillende standpunten geuit over het detailniveau en de verdeling over de beheersingsniveaus . Experts adviseerden een sterkere focus in de leerresultaten op ethische en mensgerichte aspecten.</text:p>
      <text:p text:style-name="P143"/>
      <text:p text:style-name="P168">Vervolgens heeft het JRC de feedback van de experts verzameld om de leerresultaten te herzien en te verbeteren en om een reeks voorgestelde updates voor het bestaande DigComp 2.2-raamwerk op te stellen. Deze voorstellen bestonden uit het wijzigen van de bewoordingen van bepaalde competentiegebieden en competenties; het actualiseren van de beheersingsniveaus met een focus op vier in plaats van acht niveaus; de systematische integratie van AI; en een voorstel voor een nieuw element, 'leerdoelen', die zich tussen de algemene beschrijvingen van beheersingsniveaus en leerresultaten in zouden bevinde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text:soft-page-break/>generatieve AI bij contentcreatie), terwijl het tegelijkertijd technologieneutraal en voldoende generiek blijft voor de stabiliteit van het raamwerk. Ze deden ook suggesties over manieren om het gebruik van het raamwerk te ondersteunen, met name voor beoordeling, en om gebruikers te helpen navigeren door de nieuwe, toegevoegde complexiteit van het raamwerk.</text:p>
      <text:p text:style-name="P143"/>
      <text:p text:style-name="P171">In het laatste deel van stap 1 hebben ICF-Europe en Riina Vuorikari een intern samenvattend rapport opgesteld met opties en aanbevelingen voor de volgende ontwikkelingsstappen. Aanbevelingen waren onder meer:</text:p>
      <text:list text:style-name="WWNum16">
        <text:list-item>
          <text:p text:style-name="P172">Zorgen dat alle relevante digitale technologische ontwikkelingen en regelgeving zijn opgenomen.</text:p>
        </text:list-item>
        <text:list-item>
          <text:p text:style-name="P172">Het verduidelijken van de positie en het doel van de 'leerdoelen' in het raamwerk.</text:p>
        </text:list-item>
        <text:list-item>
          <text:p text:style-name="P172">Ervoor zorgen dat de betekenis van 'Basis' in lijn is met de vorige versie van DigComp en het onderscheid tussen het bekwaamheidsniveau 'Zeer Geavanceerd' en ICT-specialisten verder verduidelijken.</text:p>
        </text:list-item>
        <text:list-item>
          <text:p text:style-name="P172">Verdere verfijningen aanbrengen in de formulering van de competentiegebieden en competenties.</text:p>
        </text:list-item>
        <text:list-item>
          <text:p text:style-name="P172">Ervoor zorgen dat AI volledig vertegenwoordigd is in het hele raamwerk (inclusief wat al in DigComp 2.2 stond).</text:p>
        </text:list-item>
        <text:list-item>
          <text:p text:style-name="P172">Het gebruik van terminologie die consistent is met eerdere versies.</text:p>
        </text:list-item>
        <text:list-item>
          <text:p text:style-name="P172">Belanghebbenden de kans geven om al het conceptmateriaal te beoordelen.</text:p>
        </text:list-item>
        <text:list-item>
          <text:p text:style-name="P172">Het ontwikkelen van ondersteunings- of begeleidingsmateriaal voor DigComp 3.0.</text:p>
        </text:list-item>
      </text:list>
      <text:p text:style-name="P173"/>
      <text:h text:style-name="P142" text:outline-level="4">FASE 2.2: STAP 2 (JANUARI-JUNI 2025)</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ap 2 was een intensieve fase van de ontwikkeling van DigComp 3.0 en omvatte zeven bijeenkomsten tussen de experts en het JRC. De eerste taak van de experts was een diepgaande evaluatie van de concept-onderdelen van DigComp 3.0, die door het JRC waren herzien naar aanleiding van de feedback en aanbevelingen uit stap 1. In dit stadium werden de 'leerdoelen' van het ontwerpraamwerk omgevormd tot competentiebeschrijvingen voor elk bekwaamheidsniveau. De beoordeling hiervan door de experts stelde het JRC in staat om het materiaal voor de raadplegingssessies van DigComp 3.0-belanghebbenden in april 2025 voor te bereiden. De experts woonden elk een van de twee sessies bij en gaven hun observaties door aan de voorzitter, die hier een synthese van maakte. De Stakeholder Expert werkte samen met het JRC aan het ontwerp en de coördinatie van de consultatiesessies en aan een intern verslag. De experts ondersteunden ook de voorbereidingen van het JRC voor de DigComp 3.0-validatieworkshop in juni 2025 en de groepsdiscussies. Een week na de validatieworkshop kwamen de experts en het JRC bijeen om concreet af te spreken hoe de feedback in de definitieve versie van het raamwerk zou worden verwerkt. Tijdens deze fase werd ook het ontwerp-raamwerk voor AI-geletterdheid (OESO-Europese Commissie) beoordeeld om ervoor te zorgen dat deze competenties adequaat aanwezig waren in DigComp 3.0. Een interne mappingbevestigde dat alle AI-geletterdheidscompetenties passend waren opgenomen.</text:p>
      <text:p text:style-name="P174"><text:soft-page-break/></text:p>
      <text:h text:style-name="Heading_20_3" text:outline-level="3">FASE 3: RAADPLEGING VAN BELANGHEBBENDEN</text:h>
      <text:p text:style-name="Standard">Het succes van DigComp hangt af van een betekenisvolle betrokkenheid van een breed scala aan belanghebbenden, evenals van het waarborgen dat hun perspectieven en feedback worden opgenomen in de gepubliceerde versie. Fase 3, die liep van maart tot mei 2025, omvatte een breed en gestructureerd consultatieproces. Naast de hier beschreven raadpleging van belanghebbenden, heeft het JRC contact onderhouden met verschillende directoraten-generaal van de Europese Commissie om de beleidsmatige afstemming van DigComp 3.0 te waarborgen. De betrokken directoraten-generaal staan vermeld in de dankbetuiging.</text:p>
      <text:p text:style-name="P175">DOELSTELLINGEN, OPZET EN DEELNEMERS</text:p>
      <text:p text:style-name="Standard">In april 2025 werd een extern raadplegingsproces voor belanghebbenden uitgevoerd, gericht op het bereiken van een breed en evenwichtig scala aan belanghebbenden (per sector, land en ervaring met DigComp), en ontworpen om op efficiënte en gedetailleerde wijze feedback te verzamelen en te synthetiseren. Het consultatieproces was opgezet in drie stromen:</text:p>
      <text:list text:style-name="WWNum17">
        <text:list-item>
          <text:p text:style-name="P176">Twee online raadplegingssessies van 90 minuten, die plaatsvonden op 10 en 11 april. Voorafgaand werd een kort achtergronddocument met de voorgestelde wijzigingen voor DigComp 3.0 naar de geregistreerde deelnemers gestuurd. Elke online sessie had dezelfde opzet, waarbij de rationale, prioriteiten en voorgestelde wijzigingen voor DigComp 3.0 werden behandeld; belanghebbenden werd gevraagd feedback te geven via open en gesloten enquêtevragen en de chatfunctie. De leden van de DigComp-expertpool woonden elk een van de twee sessies bij en gaven hun observaties door aan de voorzitter, die een samenvatting aan het JRC verstrekte. De DigComp Stakeholder Expert ontwierp en coördineerde de raadpleging samen met het JRC en leidde de sessies.</text:p>
        </text:list-item>
        <text:list-item>
          <text:p text:style-name="P176">Een optionele online feedback-enquête, gestructureerd rond dezelfde thema's als de online raadpleging, bestaande uit zowel open (tekst) als gesloten (numerieke) antwoorden. Een link naar deze enquête werd samen met het achtergronddocument naar alle geregistreerde deelnemers gestuurd en stond open voor reacties tot 30 april.</text:p>
        </text:list-item>
        <text:list-item>
          <text:p text:style-name="P176">Een optionele diepgaande beoordeling van de competentiespecifieke beheersingsniveaus , de voorgestelde wijze van weergave van AI voor elke competentie en de leerresultaten, eveneens verzonden naar alle geregistreerde deelnemers en open tot 30 april.</text:p>
        </text:list-item>
      </text:list>
      <text:p text:style-name="P177"/>
      <text:p text:style-name="Standard">In totaal hebben 527 belanghebbenden zich geregistreerd voor deelname aan de raadpleging. Hiervan woonden ongeveer 260 personen een van de online raadplegingssessies in april bij. In totaal hebben 174 belanghebbenden gereageerd op de feedback-enquête en hebben 40 personen de diepgaande beoordeling voltooid.</text:p>
      <text:p text:style-name="P143"/>
      <text:p text:style-name="Standard">Deelnemers uit alle lidstaten behalve Luxemburg hebben zich geregistreerd, en feedback van belanghebbenden werd ontvangen uit 24 van de 27 lidstaten (behalve Cyprus, Luxemburg en Malta). Een zevende (14%) van de geregistreerde belanghebbenden kwam van buiten de EU (6% uit een ander Europees land, 8% van buiten Europa). De deelname was ongelijk verdeeld over de landen: verhoudingsgewijs registreerden meer belanghebbenden uit België, Italië en Spanje zich. Belanghebbenden in Italië en Spanje maken echter al uitgebreid gebruik van DigComp, dus een hoge deelname was verwacht. Ook vertegenwoordigde 63% van de geregistreerde belanghebbenden in België organisaties op internationaal of Europees niveau.</text:p>
      <text:p text:style-name="Standard"/>
      <text:p text:style-name="Standard">Ongeveer twee vijfde van de belanghebbenden vertegenwoordigde nationale perspectieven (37%), terwijl 44% werkzaam was op Europees (22%) of internationaal (22%) niveau. De rest was werkzaam op regionaal (11%) of lokaal niveau (8%).</text:p>
      <text:p text:style-name="Standard"/>
      <text:p text:style-name="Standard">De vier meest voorkomende groepen belanghebbenden waren leiders in het hoger onderwijs, docenten en onderzoekers (25%); overheidsinstanties (inclusief openbaar bestuur en publieke organisaties) (18%); organisaties uit de tertiaire sector (12%) en leiders en docenten in het basis- en secundair onderwijs (11%). Aanbieders van volwasseneneducatie en een leven lang leren (9%), organisaties uit de zakelijke sector (9%) en mbo-leiders en -docenten (5%) waren goed voor nog eens 23% van alle geregistreerde belanghebbenden. Openbare en particuliere diensten voor arbeidsvoorziening (2%) en aanbieders van vaardigheidscertificering (2,5%) kwamen minder vaak voor, en de resterende 7% van de respondenten classificeerde zichzelf als 'ander type belanghebbende'</text:p>
      <text:p text:style-name="Standard"/>
      <text:p text:style-name="Standard">De meeste belanghebbenden (70%) hadden DigComp al eerder gebruikt en 15% had deelgenomen aan de DigComp 2.2-update.</text:p>
      <text:p text:style-name="P151"/>
      <text:p text:style-name="P178">FEEDBACK</text:p>
      <text:p text:style-name="P179"/>
      <text:p text:style-name="Standard">Hieronder volgt een samenvatting van de belangrijkste bevindingen uit de analyse van de feedback van belanghebbenden. De gedetailleerde feedback, met name uit de enquête en de diepgaande beoordeling, is grondig geanalyseerd door de DigComp Stakeholder Expert en het JRC en verwerkt in de herzieningen van het raamwerk voor fase 4.</text:p>
      <text:p text:style-name="Standard"/>
      <text:p text:style-name="Standard">Over het algemeen boden belanghebbenden sterke steun voor de geïdentificeerde prioritaire thema's, de benadering van AI-competentie, de beheersingsniveaus en de publicatieplannen van het JRC. Er was ook veel bijval voor de nieuwe leerresultaten – 90% van de belanghebbenden was het erover eens dat deze waarde toevoegen.</text:p>
      <text:p text:style-name="Standard"/>
      <text:p text:style-name="Standard">Prioritaire thema's: Belanghebbenden uitten sterke steun voor de vijf prioritaire thema's. Andere thema's die consequent naar voren kwamen waren: (Onder-)basisvaardigheden, ethiek, inclusie en een actiegerichte (in plaats van passieve) formulering. Deze thema's werden in fase 4 verder in overweging genomen.</text:p>
      <text:p text:style-name="Standard"/>
      <text:p text:style-name="Standard">AI-competentie in DigComp 3.0: De geïntegreerde, transversale benadering van AI-competentie werd over het algemeen sterk gesteund. Een minderheid stelde echter voor om AI-competentie als een afzonderlijk gebied te beschouwen. Gezien het belang van continuïteit tussen DigComp 2.2 en DigComp 3.0 werd een apart 'blok' over AI-competentie niet als een praktische optie gezien. Belanghebbenden suggereerden dat de presentatie en illustratie van AI in DigComp</text:p>
      <text:p text:style-name="Standard">3.0 verder verfijnd moesten worden. Dit punt is in fase 4 uitvoerig behandeld.</text:p>
      <text:p text:style-name="Standard"/>
      <text:p text:style-name="Standard">Bekwaamheidsniveaus: De algemene steun voor de voorgestelde nieuwe beheersingsniveaus was groot. De voorgestelde wijziging in focus van 8 naar 4 niveaus veroorzaakte echter problemen voor belanghebbenden die momenteel de benadering met 8 niveaus gebruiken. Bovendien gebruikten sommige belanghebbenden een interpretatie met 6 niveaus. Een voorstel voor een terugwaartse koppeling van DigComp 3.0 aan de acht niveaus uit eerdere versies van het raamwerk werd door het JRC opgesteld in reactie op de feedback en in fase 4 behandeld.</text:p>
      <text:p text:style-name="Standard">Ondersteuning bij implementatie: Een grote meerderheid van de belanghebbenden beschouwde de volgende ondersteuningsmiddelen voor implementatie als zeer nuttig of essentieel: een pdf-versie van het raamwerk; een verklarende woordenlijst van termen en definities; een machineleesbaar supplement van de tabelinhoud; updates aan de DigComp-webruimte (momenteel beheerd door het JRC); toegankelijkheid van het </text:p>
      <text:p text:style-name="Standard">Er was weinig belangstelling voor een gedrukte versie van het raamwerk. Discussies tijdens de validatieworkshop (fase 4) bevestigden deze standpunten.</text:p>
      <text:p text:style-name="Standard"/>
      <text:p text:style-name="Standard">Aanpassing en behoud van relevantie: Het commentaar van externe belanghebbenden had vaak betrekking op de noodzaak om het raamwerk aan te passen en op maat te maken. Er waren bijvoorbeeld verzoeken om kindvriendelijke versies en versies voor onderwijzers. Hoewel het voor het JRC niet haalbaar is om meerdere versies van DigComp 3.0 te maken die op specifieke groepen zijn afgestemd, maakt de beschikbaarheid van het raamwerk in meerdere formaten het mogelijk om het aan te passen voor een breed scala aan doeleinden.</text:p>
      <text:p text:style-name="Standard"/>
      <text:h text:style-name="Heading_20_3" text:outline-level="3">FASE 4: VALIDATIE VAN HET RAAMWERK</text:h>
      <text:p text:style-name="Standard">Fase 4 liep van mei tot september 2025. De belangrijkste activiteit van fase 4 bestond uit een fysieke validatieworkshop in Sevilla, Spanje, op 17 juni (middag) en 18 juni (hele dag). De doelstellingen van de workshop waren het bereiken van brede consensus over het ontwerpraamwerk van DigComp 3.0 en het identificeren van de laatste stappen die nodig waren voor de publicatie.</text:p>
      <text:p text:style-name="Standard"/>
      <text:p text:style-name="Standard">DOELSTELLINGEN, FORMAT EN DEELNEMERS</text:p>
      <text:p text:style-name="Standard"/>
      <text:p text:style-name="Standard">De workshop werd bijgewoond door 34 externe deelnemers uit 18 landen (17 EU-landen en de VS) uit verschillende sectoren (beleidsvorming, werkgeversvertegenwoordigers, volwasseneneducatie en mbo, leerplichtonderwijs en wetenschap/onderzoek); en 12 interne deelnemers (Europese Commissie), van het JRC, DG EMPL, DG CNECT en SG REFORM. Net als bij de experts uit fase 1 werden de deelnemers geselecteerd op basis van geografische en sectorale diversiteit, genderbalans en een mix van Europese, nationale en regionale perspectieven. De deelnemersgroep bestond zowel uit experts uit fase 2 als uit personen die minder bekend waren met DigComp.</text:p>
      <text:p text:style-name="Standard">Op de middag van 17 juni kregen de deelnemers een overzicht van de voorstellen voor de DigComp 3.0-update en een beschrijving van de manier waarop de feedback van belanghebbenden was verwerkt.</text:p>
      <text:p text:style-name="Standard"/>
      <text:p text:style-name="Standard">Op de ochtend van 18 juni verdeelden de deelnemers zich in vier werkgroepen en namen ze deel aan twee discussies van 90 minuten:</text:p>
      <text:p text:style-name="Standard">Sessie 1: Deelnemers bespraken de beheersingsniveaus ; valideerden de voorgestelde updates voor de competentiegebieden en competenties; en beoordeelden de voorgestelde leerresultaten voor vier van de 21 competenties (1.2, 2.3, 3.4 en 4.3). Deze vier competenties werden geselecteerd omdat ze vrij complex zijn of aanzienlijk zijn bijgewerkt ten opzichte van DigComp 2.2.</text:p>
      <text:p text:style-name="Standard">Sessie 2: Deelnemers bespraken de voorgestelde aanpak voor de integratie van AI en identificeerden prioriteiten om het raamwerk helder en bruikbaar te maken. Wat de AI-integratie betreft, omvatte dit een discussie over het voorstel om onderscheid te maken tussen AI-expliciete [AI-E] en AI-impliciete [AI-I] competentiebeschrijvingen en leerresultaten, en het verzamelen van suggesties om het gepubliceerde raamwerk gebruiksvriendelijk te maken, gezien de complexiteit van de wijzigingen en de toevoeging van leerresultaten.</text:p>
      <text:p text:style-name="Standard"/>
      <text:p text:style-name="Standard">Op de middag van 18 juni brachten de werkgroepen plenair verslag uit over de discussies. Vertegenwoordigers van de directoraten-generaal en de DigComp-expertpool gaven ook plenair commentaar.</text:p>
      <text:p text:style-name="Standard"/>
      <text:h text:style-name="Heading_20_3" text:outline-level="3">ACTIVITEITEN NA DE VALIDATIE</text:h>
      <text:p text:style-name="Standard"><text:span text:style-name="T20"/>Een week na de validatieworkshop kwam het JRC-team bijeen met de DigComp-expertpool om de observaties te bespreken en prioriteiten te stellen voor de afronding van het raamwerk. De experts waren positief over de diversiteit aan perspectieven en prezen de betrokkenheid en de diepgang van de discussies. Specifieke suggesties werden gecategoriseerd naar thema's zoals competentiegebieden, beheersingsniveaus , leerresultaten en AI-integratie. Voor elk thema werden acties geïdentificeerd en uitgevoerd tijdens de afronding van DigComp 3.0.</text:p>
      <text:h text:style-name="P180" text:outline-level="1">Contact opnemen met de EU</text:h>
      <text:p text:style-name="Standard">Contact opnemen met de EU</text:p>
      <text:p text:style-name="P4">In persoon</text:p>
      <text:p text:style-name="Standard"><text:span text:style-name="T2">Overal</text:span><text:span text:style-name="T91"> </text:span><text:span text:style-name="T2">in</text:span><text:span text:style-name="T91"> </text:span><text:span text:style-name="T2">de</text:span><text:span text:style-name="T91"> </text:span><text:span text:style-name="T2">Europese</text:span><text:span text:style-name="T91"> </text:span><text:span text:style-name="T2">Unie</text:span><text:span text:style-name="T91"> </text:span><text:span text:style-name="T2">zijn</text:span><text:span text:style-name="T91"> </text:span><text:span text:style-name="T2">er</text:span><text:span text:style-name="T91"> </text:span><text:span text:style-name="T2">honderden</text:span><text:span text:style-name="T91"> </text:span><text:span text:style-name="T2">van</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Je</text:span><text:span text:style-name="T91"> </text:span><text:span text:style-name="T2">kunt</text:span><text:span text:style-name="T91"> </text:span><text:span text:style-name="T2">ze vinden</text:span><text:span text:style-name="T91"> </text:span><text:span text:style-name="T2">de</text:span><text:span text:style-name="T91"> </text:span><text:span text:style-name="T2">adressen</text:span><text:span text:style-name="T91"> </text:span><text:span text:style-name="T2">van</text:span><text:span text:style-name="T91"> </text:span><text:span text:style-name="T2">de</text:span><text:span text:style-name="T91"> </text:span><text:span text:style-name="T2">centra</text:span><text:span text:style-name="T91"> </text:span><text:span text:style-name="T2">het dichtst</text:span><text:span text:style-name="T91"> </text:span><text:span text:style-name="T2">bij jou</text:span><text:span text:style-name="T91"> </text:span><text:span text:style-name="T2">online vinden</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Je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he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Informatie over de EU is te vinden</text:p>
      <text:p text:style-name="P132">Online</text:p>
      <text:p text:style-name="Standard"><text:span text:style-name="T2">Informatie</text:span><text:span text:style-name="T91"> </text:span><text:span text:style-name="T2">over</text:span><text:span text:style-name="T91"> </text:span><text:span text:style-name="T2">de</text:span><text:span text:style-name="T62"> </text:span><text:span text:style-name="T2">Europese</text:span><text:span text:style-name="T91"> </text:span><text:span text:style-name="T2">Unie</text:span><text:span text:style-name="T62"> </text:span><text:span text:style-name="T2">in</text:span><text:span text:style-name="T91"> </text:span><text:span text:style-name="T2">al</text:span><text:span text:style-name="T91"> </text:span><text:span text:style-name="T2">de</text:span><text:span text:style-name="T62"> </text:span><text:span text:style-name="T2">officiële</text:span><text:span text:style-name="T91"> </text:span><text:span text:style-name="T2">talen</text:span><text:span text:style-name="T62"> </text:span><text:span text:style-name="T2">van</text:span><text:span text:style-name="T91"> </text:span><text:span text:style-name="T2">de</text:span><text:span text:style-name="T62"> </text:span><text:span text:style-name="T2">EU</text:span><text:span text:style-name="T91"> </text:span><text:span text:style-name="T2">is</text:span><text:span text:style-name="T91"> </text:span><text:span text:style-name="T2">beschikbaar</text:span><text:span text:style-name="T62"> </text:span><text:span text:style-name="T2">op</text:span><text:span text:style-name="T91"> </text:span><text:span text:style-name="T2">d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publicaties</text:p>
      <text:p text:style-name="Standard"><text:span text:style-name="T2">Je</text:span><text:span text:style-name="T91"> </text:span><text:span text:style-name="T2">kunt</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via</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van</text:span><text:span text:style-name="T91"> </text:span><text:span text:style-name="T2">gratis</text:span><text:span text:style-name="T91"> </text:span><text:span text:style-name="T2">publicaties</text:span><text:span text:style-name="T91"> </text:span><text:span text:style-name="T2">kunnen</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 op te nemen met</text:span><text:span text:style-name="T91"> </text:span><text:span text:style-name="T2">Europa</text:span><text:span text:style-name="T91"> </text:span><text:span text:style-name="T2">Direct</text:span><text:span text:style-name="T91"> </text:span><text:span text:style-name="T2">of</text:span><text:span text:style-name="T91"> </text:span><text:span text:style-name="T2">je</text:span><text:span text:style-name="T91"> </text:span><text:span text:style-name="T2">lokaal documentatiecentrum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wetgeving en gerelateerde documenten</text:p>
      <text:p text:style-name="Standard"><text:span text:style-name="T2">Voor</text:span><text:span text:style-name="T91"> </text:span><text:span text:style-name="T2">about</text:span><text:span text:style-name="T62"> </text:span><text:span text:style-name="T2">tot</text:span><text:span text:style-name="T62"> </text:span><text:span text:style-name="T2">juridische</text:span><text:span text:style-name="T62"> </text:span><text:span text:style-name="T2">informatie</text:span><text:span text:style-name="T62"> </text:span><text:span text:style-name="T2">van</text:span><text:span text:style-name="T91"> </text:span><text:span text:style-name="T2">de</text:span><text:span text:style-name="T62"> </text:span><text:span text:style-name="T2">EU,</text:span><text:span text:style-name="T62"> </text:span><text:span text:style-name="T2">met inbegrip van</text:span><text:span text:style-name="T62"> </text:span><text:span text:style-name="T2">alle</text:span><text:span text:style-name="T62"> </text:span><text:span text:style-name="T2">EU</text:span><text:span text:style-name="T62"> </text:span><text:span text:style-name="T2">wetgeving</text:span><text:span text:style-name="T91"> </text:span><text:span text:style-name="T2">sinds</text:span><text:span text:style-name="T62"> </text:span><text:span text:style-name="T2">1951</text:span><text:span text:style-name="T62"> </text:span><text:span text:style-name="T2">in</text:span><text:span text:style-name="T62"> </text:span><text:span text:style-name="T2">al</text:span><text:span text:style-name="T62"> </text:span><text:span text:style-name="T2">de</text:span><text:span text:style-name="T62"> </text:span><text:span text:style-name="T2">officiële</text:span><text:span text:style-name="T91"> </text:span><text:span text:style-name="T2">taal-</text:span><text:span text:style-name="T62"> </text:span><text:span text:style-name="T2">versies,</text:span><text:span text:style-name="T62"> </text:span><text:span text:style-name="T2">ga</text:span><text:span text:style-name="T62"> </text:span><text:span text:style-name="T2">naar</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portaal</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toegang</text:span><text:span text:style-name="T91"> </text:span><text:span text:style-name="T2">tot</text:span><text:span text:style-name="T91"> </text:span><text:span text:style-name="T2">open</text:span><text:span text:style-name="T91"> </text:span><text:span text:style-name="T2">datasets</text:span><text:span text:style-name="T91"> </text:span><text:span text:style-name="T2">van</text:span><text:span text:style-name="T91"> </text:span><text:span text:style-name="T2">de</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kunnen</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voor</text:span><text:span text:style-name="T91"> </text:span><text:span text:style-name="T2">gratis,</text:span><text:span text:style-name="T91"> </text:span><text:span text:style-name="T2">voor</text:span><text:span text:style-name="T91"> </text:span><text:span text:style-name="T2">zowel</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Competentieraamwe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